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fo:font-weight="bold" style:font-weight-asian="bold" style:font-weight-complex="bold"/>
    </style:style>
    <style:style style:name="P3" style:family="paragraph" style:parent-style-name="Text_20_body">
      <style:text-properties style:font-name="Arial" fo:font-weight="normal" style:font-weight-asian="normal" style:font-weight-complex="normal"/>
    </style:style>
    <style:style style:name="P4" style:family="paragraph" style:parent-style-name="Text_20_body">
      <style:paragraph-properties fo:text-align="center" style:justify-single-word="false"/>
      <style:text-properties style:font-name="Arial"/>
    </style:style>
    <style:style style:name="P5" style:family="paragraph" style:parent-style-name="Text_20_body">
      <style:paragraph-properties fo:text-align="start" style:justify-single-word="false"/>
      <style:text-properties style:font-name="Arial"/>
    </style:style>
    <style:style style:name="P6" style:family="paragraph" style:parent-style-name="Heading_20_1">
      <style:text-properties style:font-name="Arial"/>
    </style:style>
    <style:style style:name="P7" style:family="paragraph" style:parent-style-name="Heading_20_1">
      <style:paragraph-properties fo:text-align="center" style:justify-single-word="false"/>
      <style:text-properties style:font-name="Arial"/>
    </style:style>
    <style:style style:name="P8" style:family="paragraph" style:parent-style-name="Heading_20_2">
      <style:text-properties style:font-name="Arial"/>
    </style:style>
    <style:style style:name="P9" style:family="paragraph" style:parent-style-name="Heading_20_2">
      <style:text-properties style:font-name="Arial"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color="#000000" fo:font-style="normal" style:font-style-asian="normal" style:font-style-complex="normal"/>
    </style:style>
    <style:style style:name="T4" style:family="text">
      <style:text-properties fo:color="#000000" fo:font-size="12pt" fo:font-style="normal" style:font-name-asian="Courier New" style:font-size-asian="12pt" style:font-style-asian="normal" style:font-name-complex="Courier New" style:font-size-complex="12pt" style:font-style-complex="normal"/>
    </style:style>
    <style:style style:name="T5" style:family="text">
      <style:text-properties fo:color="#000000"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Systembeschreibung</text:h>
      <text:p text:style-name="P4"/>
      <text:p text:style-name="P5">Get- und Set-Methoden werden im Folgenden nicht beschrieben, da sie selbsterklärend sind.</text:p>
      <text:h text:style-name="P6" text:outline-level="1">Package FileHandling:</text:h>
      <text:h text:style-name="P9" text:outline-level="2">Public class Code:</text:h>
      <text:p text:style-name="P2"><text:span text:style-name="T1">Public Code(String className, String code):</text:span></text:p>
      <text:p text:style-name="P3"><text:span text:style-name="T1">Das Objekt enthält den Klassennamen, den Klasseninhalt und erzeugt dadurch eine CompilationUnit(mit isTest=false) und bestimmt einen boolean ob diese kompilierbar ist.</text:span></text:p>
      <text:p text:style-name="P2"><text:span text:style-name="T1">Public boolean testingCompilationUnit():</text:span></text:p>
      <text:p text:style-name="P3"><text:span text:style-name="T1">Mit Hilfe der vk-Bibliothek wird hier getestet, ob die im Objekt erzeugt CompilationUnit kompiliert. Ist dies nicht der Fall wird eine Fehlermeldung in der Konsole ausgegeben und die Methode gibt false zurück. Andernfalls gibt sie true zurück.</text:span></text:p>
      <text:p text:style-name="P2"><text:span text:style-name="T1">Public void save():</text:span></text:p>
      <text:p text:style-name="P3"><text:span text:style-name="T1">Der aktuelle Inhalt des Code Objekts wird in eine .java Datei mit dem zugehörigen Klassennamen gespeichert.</text:span></text:p>
      <text:h text:style-name="P8" text:outline-level="2"><text:span text:style-name="T1">Public class CodeList:</text:span></text:h>
      <text:p text:style-name="P2"><text:span text:style-name="T1">Public CodeList():</text:span></text:p>
      <text:p text:style-name="P3"><text:span text:style-name="T1">Erzeugt eine leere ArrayList von Code Objekten.</text:span></text:p>
      <text:p text:style-name="P2"><text:span text:style-name="T1">Public boolean compilable():</text:span></text:p>
      <text:p text:style-name="P3"><text:span text:style-name="T1">Die Liste wird zu einem Array umgewandelt. Es wird durch jedes CodeElement iteriert und getestet ob es kompiliert. Sobald eins nicht kompiliert wird die Methode mit dem Rückgabewert false beendet. </text:span></text:p>
      <text:p text:style-name="P2"><text:span text:style-name="T1">Public void saveCode():</text:span></text:p>
      <text:p text:style-name="P3"><text:span text:style-name="T1">Speichert das erste Element der CodeList(ruft die save Methode der Code Klasse auf).</text:span></text:p>
      <text:p text:style-name="P3"><text:span text:style-name="T1"/></text:p>
      <text:h text:style-name="P8" text:outline-level="2"><text:span text:style-name="T1">Public class Test:</text:span></text:h>
      <text:p text:style-name="P2"><text:span text:style-name="T1">Public Test(String testName, String TestCode):</text:span></text:p>
      <text:p text:style-name="P3"><text:span text:style-name="T1">siehe public Code(...). Ausnahme isTest = true in der CompilationUnit.</text:span></text:p>
      <text:p text:style-name="P2"><text:span text:style-name="T1">Public boolean oneTestFailing():</text:span></text:p>
      <text:p text:style-name="P3"><text:span text:style-name="T1">Kompiliert und lässt alle Tests laufen, die in dem übergebenen Code enthalten sind. </text:span></text:p>
      <text:p text:style-name="P3"><text:span text:style-name="T1">Dabei wird die Anzahl der fehlgeschlagenen Tests gezählt. </text:span></text:p>
      <text:p text:style-name="P3"><text:span text:style-name="T1">An dieser Stelle ist anzumerken, dass wir uns dafür entschieden haben, dass alle Tests in einer .java Datei zu stehen haben. Ist diese Anzahl gleich eins, gibt die Methode true zurück. Dies ist wichtig für den Übergang von RED zu GREEN.(write one failing test).</text:span></text:p>
      <text:p text:style-name="P2"><text:soft-page-break/><text:span text:style-name="T1">Public boolean allTestsPassing():</text:span></text:p>
      <text:p text:style-name="P3"><text:span text:style-name="T1">Analog zu oneTestFailing, außer dass bei einer Anzahl von fails == 0 true zurückgegeben wird. Dies ist notwendig für den Übergang von GREEN zu REFACTOR und REFACTOR zu RED.</text:span></text:p>
      <text:p text:style-name="P2"><text:span text:style-name="T1">Public boolean save():</text:span></text:p>
      <text:p text:style-name="P3"><text:span text:style-name="T1"><text:s/>analog zur save Methode in class Code.</text:span></text:p>
      <text:h text:style-name="P8" text:outline-level="2"><text:span text:style-name="T1">Public class Babysteps:</text:span></text:h>
      <text:p text:style-name="P2"><text:span text:style-name="T1">Public Babysteps(boolean baby, long limit):</text:span></text:p>
      <text:p text:style-name="P3"><text:span text:style-name="T1">Erstellt ein Objekt, wobei limit bestimmt wie lang das Bearbeitungsintervall ist (z.B. 2minuten). Diese Zeit muss als long-Wert (Sekunden) vom Aufgabensteller in der xml-Datei eingetragen werden.</text:span></text:p>
      <text:h text:style-name="P8" text:outline-level="2"><text:span text:style-name="T1">Public class Exercise:</text:span></text:h>
      <text:p text:style-name="P2"><text:span text:style-name="T1">Public Exercise(String description, CodeList klassen, Test test, Babysteps baby, boolean timer):</text:span></text:p>
      <text:p text:style-name="P3"><text:span text:style-name="T1">In dem Objekt steht description für den Text der im Katalog angezeigt wird. Der boolean timer setzt fest ob TimeTracking aktiviert ist. </text:span></text:p>
      <text:p text:style-name="P3"><text:span text:style-name="T1">An dieser Stelle ist anzumerken, dass Babysteps und TimeTracking gleichzeitig aktiviert sein können. </text:span></text:p>
      <text:p text:style-name="P3"><text:span text:style-name="T1">Außerdem wird TimeTracking wie folgt interpretiert: Es wird die Zeit gestoppt die der User pro Phase benötigt. Am Ende wird dies in einem Kuchendiagramm dargestellt.</text:span></text:p>
      <text:p text:style-name="P3"><text:span text:style-name="T1"/></text:p>
      <text:p text:style-name="P2"><text:span text:style-name="T1">Public Exercise():</text:span></text:p>
      <text:p text:style-name="P3"><text:span text:style-name="T1">Erzeugt ein default Objekt das beim Start der Anwendung geladen wird.</text:span></text:p>
      <text:p text:style-name="P2"><text:span text:style-name="T1">Public StackPane display():</text:span></text:p>
      <text:p text:style-name="P3"><text:span text:style-name="T1">Implementiert das StackPane, welches den Katalog in einem extra Fenster in einer Art Karteikarten darstellt.</text:span></text:p>
      <text:h text:style-name="P8" text:outline-level="2"><text:span text:style-name="T1">Public class Loader:</text:span></text:h>
      <text:p text:style-name="P2"><text:span text:style-name="T1">Public static void loadExcercise(Exercise exer):</text:span></text:p>
      <text:p text:style-name="P3"><text:span text:style-name="T1">Öffnet das Fenster in dem der User die Katalog.xml Datei auswählen kann.</text:span></text:p>
      <text:p text:style-name="P2"><text:span text:style-name="T1">Private static void laden(String filename, Label anzeige, Stage stage, Exercise exer):</text:span></text:p>
      <text:p text:style-name="P3"><text:span text:style-name="T1">Liest die ausgewählte xml aus und gibt ggf. passende Fehlermeldungen.</text:span></text:p>
      <text:p text:style-name="P2"><text:span text:style-name="T1">private static void katalogView(Document xmldoc,Stage stage, Exercise exer):</text:span></text:p>
      <text:p text:style-name="P3"><text:span text:style-name="T1">stellt die einzelnen Karteikarten, passend zur zuvor ausgelesenen xml Datei, dar und sorgt dafür, dass diese auswählbar(„anklickbar“) sind.</text:span></text:p>
      <text:p text:style-name="P2"><text:span text:style-name="T1">Private static Document loadDoc(String file):</text:span></text:p>
      <text:p text:style-name="P3"><text:span text:style-name="T1">Lädt das angegebene Dokument.</text:span></text:p>
      <text:p text:style-name="P2"><text:span text:style-name="T1"/></text:p>
      <text:p text:style-name="P2"><text:soft-page-break/><text:span text:style-name="T1">Private static ArrayList&lt;Exercise&gt; parseExercise(Cocument xmldoc):</text:span></text:p>
      <text:p text:style-name="P3"><text:span text:style-name="T1">Liest die xml Datei aus und erstellt eine Liste aus Exercise Objekten mit dem passenden Inhalt pro Aufgabe.</text:span></text:p>
      <text:h text:style-name="P8" text:outline-level="2"><text:span text:style-name="T1">Public class SaveTest &amp; public class LoadTest:</text:span></text:h>
      <text:p text:style-name="P1"><text:span text:style-name="T1">Testet die save bzw load Methoden.</text:span></text:p>
      <text:h text:style-name="P6" text:outline-level="1"><text:span text:style-name="T1">Package tests:</text:span></text:h>
      <text:h text:style-name="P8" text:outline-level="2"><text:span text:style-name="T1">Public class TestMain:</text:span></text:h>
      <text:p text:style-name="P1"><text:span text:style-name="T1">Testet compile-Methoden von Code und CodeList.</text:span></text:p>
      <text:p text:style-name="P1"><text:span text:style-name="T1">An dieser Stelle ist anzumerken, dass für alle anderen Methoden(package logik) keine Tests geschrieben wurden, da diese sozusagen visuell über die GUI von uns getestet werden. Reagieren die Buttons zum Beispiel nicht, funktioniert die Methode nicht.</text:span></text:p>
      <text:h text:style-name="P6" text:outline-level="1"><text:span text:style-name="T1">Package application.logik:</text:span></text:h>
      <text:h text:style-name="P8" text:outline-level="2"><text:span text:style-name="T1">Public class CountDown:</text:span></text:h>
      <text:p text:style-name="P1"><text:span text:style-name="T1">Vgl.</text:span><text:span text:style-name="T3"> </text:span><text:a xlink:type="simple" xlink:href="http://www.java-forum.org/thema/countdown-timer-fuer-spiel.96377/" text:style-name="Internet_20_link" text:visited-style-name="Visited_20_Internet_20_Link"><text:span text:style-name="T4">http://www.java-forum.org/thema/countdown-timer-fuer-spiel.96377/</text:span></text:a></text:p>
      <text:p text:style-name="P1"><text:span text:style-name="T4">dabei wird count durch die bei Babysteps angegebene Zeit gesetzt.</text:span></text:p>
      <text:h text:style-name="P9" text:outline-level="2">Public class Logik:</text:h>
      <text:p text:style-name="P1"><text:span text:style-name="T1">Kümmert sich um die Umsetzung von TimeTracking und Babysteps. Erstellt passendes Chart.</text:span></text:p>
      <text:p text:style-name="P1"><text:span text:style-name="T1">Kümmert sich um das zeitlich richtig Aufrufen der Methoden(compile etc).</text:span></text:p>
      <text:p text:style-name="P2"><text:span text:style-name="T1">Public Logik(Exercise e):</text:span></text:p>
      <text:p text:style-name="P3"><text:span text:style-name="T1">Setzt erstmal alle Zeiten für die Tracking-Erweiterungen auf null und speichert die übergebene Exercise.</text:span></text:p>
      <text:h text:style-name="P6" text:outline-level="1"><text:span text:style-name="T1">Package GUI:</text:span></text:h>
      <text:h text:style-name="P8" text:outline-level="2"><text:span text:style-name="T1">Public class Ampel:</text:span></text:h>
      <text:p text:style-name="P1"><text:span text:style-name="T1">Enthält Methoden für den Farb- und Labelwechsel, je nachdem in welcher Phase man ist und welche Erweiterung angeschaltet ist.</text:span></text:p>
      <text:p text:style-name="P2"><text:span text:style-name="T1">Public Ampel():</text:span></text:p>
      <text:p text:style-name="P3"><text:span text:style-name="T1">Erstellt eine Ampel und Statusanzeigen mit Hilfe von Stack-, Grid- und BorderPane.</text:span></text:p>
      <text:p text:style-name="P1"><text:span text:style-name="T2">Die Idee ein GridPane über das StackPane des Ampelgrundes zu legen haben wir von </text:span><text:a xlink:type="simple" xlink:href="https://kjswebdevelopment.wordpress.com/2014/06/12/simple-java-traffic-light/" text:style-name="Internet_20_link" text:visited-style-name="Visited_20_Internet_20_Link"><text:span text:style-name="T4">https://kjswebdevelopment.wordpress.com/2014/06/12/simple-java-traffic-light/</text:span></text:a><text:span text:style-name="T5"> (auch wenn es vermuten lässt, dass wir noch mehr von der Seite haben, ist das nicht der Fall)</text:span></text:p>
      <text:h text:style-name="P8" text:outline-level="2"><text:soft-page-break/><text:span text:style-name="T1">Public class Controller:</text:span></text:h>
      <text:p text:style-name="P1"><text:span text:style-name="T1">Verwaltet die Grafik, d.h. Die ButtonActions der fxml Buttons werden gesetzt. Mit anderen Worte: Die Grafik wird mit der Logik verknüpft.</text:span></text:p>
      <text:h text:style-name="P8" text:outline-level="2"><text:span text:style-name="T1">Public class GUIMain:</text:span></text:h>
      <text:p text:style-name="P1"><text:span text:style-name="T1">Startet die Grafik via fx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n kjb</meta:initial-creator>
    <meta:creation-date>2016-07-14T22:27:11.87</meta:creation-date>
    <dc:date>2016-07-15T03:17:15.69</dc:date>
    <dc:creator>kn kjb</dc:creator>
    <meta:editing-duration>PT3H16M52S</meta:editing-duration>
    <meta:editing-cycles>2</meta:editing-cycles>
    <meta:generator>OpenOffice/4.1.2$Win32 OpenOffice.org_project/412m3$Build-9782</meta:generator>
    <meta:document-statistic meta:table-count="0" meta:image-count="0" meta:object-count="0" meta:page-count="4" meta:paragraph-count="76" meta:word-count="752" meta:character-count="5396"/>
  </office:meta>
</office:document-meta>
</file>